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list-style-name="L1"/>
    <style:style style:name="P2" style:family="paragraph" style:parent-style-name="Standard" style:list-style-name="L2"/>
    <style:style style:name="P3" style:family="paragraph" style:parent-style-name="Standard" style:list-style-name="L3"/>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2879823417146321309" text:style-name="L1">
        <text:list-item>
          <text:p text:style-name="P1">Suggestions for improvements</text:p>
          <text:p text:style-name="P1"/>
          <text:p text:style-name="P1">Most of the coding was done to the design specification, but as for actually implementing it we only managed to get a few things working. This was mainly down to not sticking to the agreed time line that was set. <text:s/>Communication was also another big issue that attributed to the project not reaching fruition, as there were problems with some group members not having propper access to Github, which when it came to merging peoples work, the system had huge problems. There was also other complications during the development period, which is that we only had access to one production server. It had been mentioned that it would be ideal if everyone could set-up their own development environment for the project just in case anything unfortunate was to happen, which ultimately problems did arise -the tomcat server missing various libraries, not having full access to the MySQL database and the university network going down.</text:p>
        </text:list-item>
      </text:list>
      <text:p text:style-name="Standard"/>
      <text:p text:style-name="Standard"><text:tab/>Basically if we were consistent with what we discussed during group meetings, our project <text:tab/>could have been in a much better condition. <text:s/></text:p>
      <text:p text:style-name="Standard"><text:tab/></text:p>
      <text:p text:style-name="Standard"/>
      <text:p text:style-name="Standard"/>
      <text:list xml:id="list23516394" text:continue-numbering="true" text:style-name="L1">
        <text:list-header>
          <text:p text:style-name="P1"/>
        </text:list-header>
        <text:list-item>
          <text:p text:style-name="P1">Things to watch out for when making changes</text:p>
        </text:list-item>
      </text:list>
      <text:p text:style-name="Standard"/>
      <text:list xml:id="list23499340" text:continue-numbering="true" text:style-name="L1">
        <text:list-item>
          <text:list>
            <text:list-item>
              <text:p text:style-name="P1"><text:tab/>Make sure to read the documentation regarding which API you're using/going to use as this is very important for implementing server to server communication.</text:p>
            </text:list-item>
          </text:list>
        </text:list-item>
      </text:list>
      <text:list xml:id="list8625006815539480956" text:style-name="L2">
        <text:list-header>
          <text:p text:style-name="P2"/>
        </text:list-header>
      </text:list>
      <text:list xml:id="list6533357276773003147" text:style-name="L3">
        <text:list-item>
          <text:p text:style-name="P3">If you're going edit the database, make sure that it is reflected in the source code, as this program relies heavily on a MySQL backend to store its data.</text:p>
          <text:p text:style-name="P3"/>
        </text:list-item>
      </text:list>
      <text:p text:style-name="Standard"/>
      <text:p text:style-name="Standard"/>
      <text:list xml:id="list23521333" text:continue-list="list23499340" text:style-name="L1">
        <text:list-item>
          <text:p text:style-name="P1">Physical limitations of the system</text:p>
        </text:list-item>
      </text:list>
      <text:p text:style-name="Standard"/>
      <text:p text:style-name="Standard"><text:tab/>Our system hasn't been stress tested, so it is uncertain how it will perform during times of <text:tab/>high traffi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2-18T01:03:40.87</meta:creation-date>
    <meta:document-statistic meta:table-count="0" meta:image-count="0" meta:object-count="0" meta:page-count="1" meta:paragraph-count="9" meta:word-count="270" meta:character-count="1595"/>
    <dc:date>2013-02-18T03:36:28.24</dc:date>
    <meta:editing-duration>PT36S</meta:editing-duration>
    <meta:editing-cycles>1</meta:editing-cycles>
    <meta:generator>OpenOffice.org/3.4.1$Win32 OpenOffice.org_project/341m1$Build-9593</meta:generator>
  </office:meta>
</office:document-meta>
</file>